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kinson Hyperlegible" svg:font-family="'Atkinson Hyperlegible'" style:font-pitch="variable"/>
    <style:font-face style:name="Barlow" svg:font-family="Barlow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tkinson Hyperlegible" fo:font-size="20pt" officeooo:rsid="0010198d" officeooo:paragraph-rsid="0010198d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tkinson Hyperlegible" fo:font-size="14pt" officeooo:rsid="0006d9a8" officeooo:paragraph-rsid="0006d9a8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tkinson Hyperlegible" fo:font-size="14pt" officeooo:rsid="0010198d" officeooo:paragraph-rsid="0010198d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tkinson Hyperlegible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tkinson Hyperlegible" fo:font-size="14pt" officeooo:rsid="0006d9a8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Atkinson Hyperlegible" fo:font-size="20pt" officeooo:rsid="0006d9a8" officeooo:paragraph-rsid="0006d9a8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style:font-name="Atkinson Hyperlegible" fo:font-size="14pt" style:text-underline-style="solid" style:text-underline-width="auto" style:text-underline-color="font-color" officeooo:rsid="0006d9a8" officeooo:paragraph-rsid="0006d9a8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Atkinson Hyperlegible" fo:font-size="14pt" fo:font-weight="normal" officeooo:rsid="00238906" officeooo:paragraph-rsid="0006d9a8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tkinson Hyperlegible" fo:font-size="14pt" officeooo:rsid="00238906" officeooo:paragraph-rsid="00157873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Atkinson Hyperlegible" fo:font-size="14pt" officeooo:rsid="00238906" officeooo:paragraph-rsid="0006d9a8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Atkinson Hyperlegible" fo:font-size="14pt" officeooo:rsid="00238906" officeooo:paragraph-rsid="0016993e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Atkinson Hyperlegible" fo:font-size="20pt" fo:font-weight="normal" officeooo:rsid="001923a4" officeooo:paragraph-rsid="001923a4" style:font-size-asian="20pt" style:font-weight-asian="normal" style:font-size-complex="2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tkinson Hyperlegible" fo:font-size="14pt" fo:font-weight="normal" officeooo:rsid="0009f8a0" officeooo:paragraph-rsid="0009f8a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tkinson Hyperlegible" fo:font-size="14pt" fo:font-weight="normal" officeooo:rsid="0009f8a0" officeooo:paragraph-rsid="001aa3ad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tkinson Hyperlegible" fo:font-size="14pt" fo:font-weight="normal" officeooo:rsid="001923a4" officeooo:paragraph-rsid="001aa3ad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tkinson Hyperlegible" fo:font-size="14pt" fo:font-weight="normal" officeooo:rsid="001aa3ad" officeooo:paragraph-rsid="001aa3ad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tkinson Hyperlegible" fo:font-size="14pt" fo:font-weight="normal" officeooo:rsid="001b472d" officeooo:paragraph-rsid="001b472d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tkinson Hyperlegible" fo:font-size="14pt" fo:font-weight="normal" officeooo:rsid="001b9037" officeooo:paragraph-rsid="001b9037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tkinson Hyperlegible" fo:font-size="14pt" fo:font-weight="normal" officeooo:rsid="000a0445" officeooo:paragraph-rsid="000a0445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Atkinson Hyperlegible" fo:font-size="20pt" fo:font-weight="normal" officeooo:rsid="000afe5c" officeooo:paragraph-rsid="000afe5c" style:font-size-asian="20pt" style:font-weight-asian="normal" style:font-size-complex="20pt" style:font-weight-complex="normal"/>
    </style:style>
    <style:style style:name="P21" style:family="paragraph" style:parent-style-name="Standard">
      <style:paragraph-properties fo:text-align="end" style:justify-single-word="false"/>
      <style:text-properties style:font-name="Atkinson Hyperlegible" fo:font-size="14pt" fo:font-weight="normal" officeooo:rsid="00223eb9" officeooo:paragraph-rsid="000afe5c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Atkinson Hyperlegible" fo:font-size="14pt" fo:font-weight="normal" officeooo:rsid="002af1dc" officeooo:paragraph-rsid="000afe5c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ff0000" loext:opacity="100%" style:font-name="Atkinson Hyperlegible" fo:font-size="14pt" fo:font-weight="bold" officeooo:rsid="002e333e" officeooo:paragraph-rsid="000afe5c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tkinson Hyperlegible" fo:font-size="14pt" fo:font-weight="normal" officeooo:rsid="00223eb9" officeooo:paragraph-rsid="000afe5c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tkinson Hyperlegible" fo:font-size="14pt" officeooo:rsid="002e333e" officeooo:paragraph-rsid="000afe5c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Atkinson Hyperlegible" fo:font-size="14pt" officeooo:paragraph-rsid="000afe5c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Atkinson Hyperlegible" fo:font-size="20pt" officeooo:rsid="001d8f39" officeooo:paragraph-rsid="001d8f39" style:font-size-asian="20pt" style:font-size-complex="20pt"/>
    </style:style>
    <style:style style:name="P28" style:family="paragraph" style:parent-style-name="Standard">
      <style:text-properties style:font-name="Atkinson Hyperlegible"/>
    </style:style>
    <style:style style:name="P29" style:family="paragraph" style:parent-style-name="Standard">
      <style:paragraph-properties fo:text-align="center" style:justify-single-word="false"/>
      <style:text-properties style:font-name="Atkinson Hyperlegible" fo:font-size="14pt" officeooo:paragraph-rsid="001dcf14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Atkinson Hyperlegible" fo:font-size="14pt" officeooo:paragraph-rsid="001ead18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Atkinson Hyperlegible" fo:font-size="20pt" officeooo:rsid="00204a5e" officeooo:paragraph-rsid="00232314" style:font-size-asian="20pt" style:font-size-complex="20pt"/>
    </style:style>
    <style:style style:name="P32" style:family="paragraph" style:parent-style-name="Standard">
      <style:paragraph-properties fo:text-align="center" style:justify-single-word="false"/>
      <style:text-properties style:font-name="Atkinson Hyperlegible" fo:font-size="14pt" officeooo:paragraph-rsid="00204a5e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style:font-name="Atkinson Hyperlegible" fo:font-size="14pt" officeooo:rsid="00204a5e" officeooo:paragraph-rsid="00204a5e" style:font-size-asian="14pt" style:font-size-complex="14pt"/>
    </style:style>
    <style:style style:name="T1" style:family="text">
      <style:text-properties officeooo:rsid="0012452c"/>
    </style:style>
    <style:style style:name="T2" style:family="text">
      <style:text-properties officeooo:rsid="0010be24"/>
    </style:style>
    <style:style style:name="T3" style:family="text">
      <style:text-properties officeooo:rsid="0006d9a8"/>
    </style:style>
    <style:style style:name="T4" style:family="text">
      <style:text-properties officeooo:rsid="00143267"/>
    </style:style>
    <style:style style:name="T5" style:family="text">
      <style:text-properties officeooo:rsid="00157873"/>
    </style:style>
    <style:style style:name="T6" style:family="text">
      <style:text-properties style:use-window-font-color="true" loext:opacity="0%"/>
    </style:style>
    <style:style style:name="T7" style:family="text">
      <style:text-properties officeooo:rsid="0007fc71"/>
    </style:style>
    <style:style style:name="T8" style:family="text">
      <style:text-properties officeooo:rsid="0016993e"/>
    </style:style>
    <style:style style:name="T9" style:family="text">
      <style:text-properties officeooo:rsid="001923a4"/>
    </style:style>
    <style:style style:name="T10" style:family="text">
      <style:text-properties officeooo:rsid="000afe5c"/>
    </style:style>
    <style:style style:name="T11" style:family="text">
      <style:text-properties officeooo:rsid="003b3669"/>
    </style:style>
    <style:style style:name="T12" style:family="text">
      <style:text-properties officeooo:rsid="002e333e"/>
    </style:style>
    <style:style style:name="T13" style:family="text">
      <style:text-properties officeooo:rsid="001ead18"/>
    </style:style>
    <style:style style:name="T14" style:family="text">
      <style:text-properties officeooo:rsid="001dcf14"/>
    </style:style>
    <style:style style:name="T15" style:family="text">
      <style:text-properties style:font-name="Atkinson Hyperlegible"/>
    </style:style>
    <style:style style:name="T16" style:family="text">
      <style:text-properties officeooo:rsid="00204a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egrinos de esperanza</text:p>
      <text:p text:style-name="P2"/>
      <text:p text:style-name="P3">CORO</text:p>
      <text:p text:style-name="P3">Llama viva para mi esperanza,</text:p>
      <text:p text:style-name="P3">que este canto llegue hasta ti,</text:p>
      <text:p text:style-name="P3">seno eterno de infinita vida,</text:p>
      <text:p text:style-name="P3">me encamino, yo confío en ti.</text:p>
      <text:p text:style-name="P4"/>
      <text:p text:style-name="P4"><text:span text:style-name="T1">1</text:span>.Toda lengua, pueblos y naciones</text:p>
      <text:p text:style-name="P4">hallan luces siempre en tu Palabra.</text:p>
      <text:p text:style-name="P4">Hijos, hijas, frágiles, dispersos,</text:p>
      <text:p text:style-name="P4">acogidos en tu Hijo amado.<text:tab/><text:span text:style-name="T2">CORO.</text:span></text:p>
      <text:p text:style-name="P4"/>
      <text:p text:style-name="P4">2. Dios nos cuida, tierno y paciente</text:p>
      <text:p text:style-name="P4">nace el día, un futuro nuevo.</text:p>
      <text:p text:style-name="P4">Cielos nuevos y una tierra nueva.</text:p>
      <text:p text:style-name="P4">Caen muros gracias al Espíritu.<text:tab/><text:span text:style-name="T2">CORO.</text:span></text:p>
      <text:p text:style-name="P4"/>
      <text:p text:style-name="P4">3. Una senda tienes por delante,</text:p>
      <text:p text:style-name="P4">paso firme, Dios sale a tu encuentro.</text:p>
      <text:p text:style-name="P4">Mira al Hijo que se ha hecho hombre</text:p>
      <text:p text:style-name="P4">para todos, él es el camino.<text:tab/><text:span text:style-name="T2">CORO.</text:span></text:p>
      <text:p text:style-name="P5"/>
      <text:p text:style-name="P6">Kyrie eleison</text:p>
      <text:p text:style-name="P2"/>
      <text:p text:style-name="P2">Kyrie eleison, kyrie eleison.</text:p>
      <text:p text:style-name="P2">Christe eleison, Christe eleison.</text:p>
      <text:p text:style-name="P2">Kyrie eleison, kyrie eleison.</text:p>
      <text:p text:style-name="P2"/>
      <text:p text:style-name="P6">Gloria</text:p>
      <text:p text:style-name="P7"/>
      <text:p text:style-name="P8">G<text:span text:style-name="T3">loria</text:span>, <text:span text:style-name="T3">gloria</text:span> <text:span text:style-name="T3">in</text:span> <text:span text:style-name="T3">excélsis</text:span>, <text:span text:style-name="T3">gloria</text:span> <text:span text:style-name="T3">in</text:span> <text:span text:style-name="T3">excélsis</text:span> D<text:span text:style-name="T3">eo.</text:span></text:p>
      <text:p text:style-name="P8"><text:span text:style-name="T4">E</text:span><text:span text:style-name="T3">t</text:span> <text:span text:style-name="T3">in</text:span> <text:span text:style-name="T3">terra</text:span> <text:span text:style-name="T3">pax</text:span> <text:span text:style-name="T3">homínibus</text:span> <text:span text:style-name="T3">bone</text:span> <text:span text:style-name="T3">voluntátis</text:span>.</text:p>
      <text:p text:style-name="P9">Laudámus te.</text:p>
      <text:p text:style-name="P9"><text:span text:style-name="T5">B</text:span>enedícimus te.</text:p>
      <text:p text:style-name="P9"><text:span text:style-name="T5">A</text:span>dorámos te.</text:p>
      <text:p text:style-name="P9"><text:span text:style-name="T5">G</text:span>loridicámus te.</text:p>
      <text:p text:style-name="P10"><text:span text:style-name="T5">G</text:span>rátias áginus tibi propter magnam glóriam tuam.</text:p>
      <text:p text:style-name="P10">Dómine Deus, Rex celéstis, Deus Pater omnípotens.</text:p>
      <text:p text:style-name="P10"><text:soft-page-break/><text:span text:style-name="T6">Dómine Fili unigénite, Jesu Christe.</text:span></text:p>
      <text:p text:style-name="P10">Dómine Deus, Agnus Dei, Filius Patris.</text:p>
      <text:p text:style-name="P10"><text:span text:style-name="T5">Q</text:span>uitollis peccáta mundi, miserére nobis.</text:p>
      <text:p text:style-name="P10"><text:span text:style-name="T5">Q</text:span>uitollis peccáta mundi, súscipe deprecatiónem nostram.</text:p>
      <text:p text:style-name="P10">Qui sedes ad déxteram Patris, miserére nobis.</text:p>
      <text:p text:style-name="P11"><text:span text:style-name="T7">Q</text:span>uóniam tu solus Sanctus.</text:p>
      <text:p text:style-name="P11"><text:span text:style-name="T8">T</text:span>u solus Dóminus.</text:p>
      <text:p text:style-name="P10"><text:span text:style-name="T8">T</text:span>u solus Altíssimus, Jesu Christe.</text:p>
      <text:p text:style-name="P10"><text:span text:style-name="T8">C</text:span>um Sancto Spíritu in glória Dei Patris.</text:p>
      <text:p text:style-name="P8">A<text:span text:style-name="T7">mén</text:span>.</text:p>
      <text:p text:style-name="P8"/>
      <text:p text:style-name="P12">Bendigamos al Señor</text:p>
      <text:p text:style-name="P13"/>
      <text:p text:style-name="P14">1.Á<text:span text:style-name="T9">ngeles del Señor, bendecid al Señor.</text:span></text:p>
      <text:p text:style-name="P14"><text:span text:style-name="T9">Cielos todos, bendecid al Señor.</text:span></text:p>
      <text:p text:style-name="P14"/>
      <text:p text:style-name="P15">2. Aguas sobre el cielo, bendecid al Señor.</text:p>
      <text:p text:style-name="P15">Ejércitos del Señor, bendecid al Señor.</text:p>
      <text:p text:style-name="P15"/>
      <text:p text:style-name="P15">3. Sol y luna, bendecid al Señor.</text:p>
      <text:p text:style-name="P15">Astros del cielo, bendecid al Señor.</text:p>
      <text:p text:style-name="P15"/>
      <text:p text:style-name="P15">4. Lluvia y rocío, bendecid al Señor.</text:p>
      <text:p text:style-name="P15">Vientos todos, bendecid al Señor.</text:p>
      <text:p text:style-name="P15"/>
      <text:p text:style-name="P15">5. Fuego y calor, bendecid al Señor.</text:p>
      <text:p text:style-name="P15">Fríos y heladas, bendecid al Señor.</text:p>
      <text:p text:style-name="P15"/>
      <text:p text:style-name="P15">6. Rocíos y nevadas, bendecid al Señor.</text:p>
      <text:p text:style-name="P15">Témpanos y hielos, bendecid al Señor.</text:p>
      <text:p text:style-name="P15"/>
      <text:p text:style-name="P15">7. Escarchas y nieves, bendecid al Señor.</text:p>
      <text:p text:style-name="P15">Noche y día, bendecid al Señor.</text:p>
      <text:p text:style-name="P15"/>
      <text:p text:style-name="P15">8. Luz y tinieblas, bendecid al Señor.</text:p>
      <text:p text:style-name="P15">Rayos y nubes, bendecid al Señor.</text:p>
      <text:p text:style-name="P15"/>
      <text:p text:style-name="P15">9. Toda la tierra, bendecid al Señor.</text:p>
      <text:p text:style-name="P15">Montes y cumbres, bendecid al Señor.</text:p>
      <text:p text:style-name="P15"/>
      <text:p text:style-name="P15"><text:soft-page-break/></text:p>
      <text:p text:style-name="P15">10. Todo ser viviente, bendecid al Señor.</text:p>
      <text:p text:style-name="P15">Fuentes de agua, bendecid al Señor.</text:p>
      <text:p text:style-name="P15"/>
      <text:p text:style-name="P16">11. Ríos y mares, bendecid al Señor.</text:p>
      <text:p text:style-name="P16">Cetáceos y peces, bendecid al Señor.</text:p>
      <text:p text:style-name="P16"/>
      <text:p text:style-name="P16">12. Aves del cielo, bendecid al Señor.</text:p>
      <text:p text:style-name="P16">Fieras y ganados, bendecid al Señor.</text:p>
      <text:p text:style-name="P16"/>
      <text:p text:style-name="P16">13. Hijos de los hombre, bendecid al Señor.</text:p>
      <text:p text:style-name="P16">Pueblos del Señor, bendecid al Señor.</text:p>
      <text:p text:style-name="P16"/>
      <text:p text:style-name="P16">14. Sacerdotes del Señor, bendecid al Señor.</text:p>
      <text:p text:style-name="P16">Siervos del Señor, bendecid al Señor.</text:p>
      <text:p text:style-name="P16"/>
      <text:p text:style-name="P16">15. Almas de los justos, bendecid al Señor.</text:p>
      <text:p text:style-name="P16">Humildes de corazón, bendecid al Señor.</text:p>
      <text:p text:style-name="P16"/>
      <text:p text:style-name="P17">16. Santos del cielo, bendecid al Señor.</text:p>
      <text:p text:style-name="P17">Ahora y por siempre, bendecid al Señor.</text:p>
      <text:p text:style-name="P17"/>
      <text:p text:style-name="P18">17. A Él honor y gloria por siempre.</text:p>
      <text:p text:style-name="P19"/>
      <text:p text:style-name="P20">Sanctus</text:p>
      <text:p text:style-name="P21"/>
      <text:p text:style-name="P22">S<text:span text:style-name="T10">anctus</text:span>, <text:span text:style-name="T10">sanctus</text:span>, <text:span text:style-name="T10">sanctus</text:span></text:p>
      <text:p text:style-name="P22">Dó<text:span text:style-name="T10">minus</text:span> D<text:span text:style-name="T10">eus</text:span> Sá<text:span text:style-name="T10">baoth</text:span>.</text:p>
      <text:p text:style-name="P22"/>
      <text:p text:style-name="P22">P<text:span text:style-name="T11">leni</text:span> <text:span text:style-name="T11">sunt</text:span> <text:span text:style-name="T11">cœli</text:span> <text:span text:style-name="T11">et</text:span> <text:span text:style-name="T11">terra</text:span> <text:span text:style-name="T11">glória</text:span> <text:span text:style-name="T11">tuam</text:span>.</text:p>
      <text:p text:style-name="P22">H<text:span text:style-name="T10">osanna in excélsis</text:span>.</text:p>
      <text:p text:style-name="P22"/>
      <text:p text:style-name="P22">Benedíctus qui venit in nómine Dómini.</text:p>
      <text:p text:style-name="P22">H<text:span text:style-name="T10">osanna in excélsis</text:span>.</text:p>
      <text:p text:style-name="P23"/>
      <text:p text:style-name="P23"/>
      <text:p text:style-name="P23"/>
      <text:p text:style-name="P23"/>
      <text:p text:style-name="P23"/>
      <text:p text:style-name="P20"><text:soft-page-break/>Agnus Dei</text:p>
      <text:p text:style-name="P24"/>
      <text:p text:style-name="P25">Agnus Dei, quitolis peccáta mundi, miserére nobis.</text:p>
      <text:p text:style-name="P26"><text:span text:style-name="T12">Agnus Dei, quitolis peccáta mundi, miserére nobis.</text:span></text:p>
      <text:p text:style-name="P25">Agnus Dei, quitolis peccáta mundi, dona nobis pacem.</text:p>
      <text:p text:style-name="P25"/>
      <text:p text:style-name="P27">Oh buen Jesús</text:p>
      <text:p text:style-name="P28"/>
      <text:p text:style-name="P29">1. Oh, buen Jesús! <text:span text:style-name="T13">Y</text:span>o creo firmemente</text:p>
      <text:p text:style-name="P29">que por mi bien estás en el altar,</text:p>
      <text:p text:style-name="P29">que das tu Cuerpo y Sangre juntamente</text:p>
      <text:p text:style-name="P29">al alma fiel en celestial manjar.</text:p>
      <text:p text:style-name="P29"/>
      <text:p text:style-name="P29"><text:span text:style-name="T14">2. </text:span>Indigno soy, confieso avergonzado,</text:p>
      <text:p text:style-name="P29">de recibir la santa Comunión;</text:p>
      <text:p text:style-name="P29">Jesús que ves mi nada y mi pecado,</text:p>
      <text:p text:style-name="P29">prepara Tú mi pobre corazón.</text:p>
      <text:p text:style-name="P29"/>
      <text:p text:style-name="P29"><text:span text:style-name="T14">3. </text:span>Dulce maná y celestial comida,</text:p>
      <text:p text:style-name="P29">gozo y salud de quien te come bien;</text:p>
      <text:p text:style-name="P29">ven sin tardar, mi Dios, mi luz, mi vida,</text:p>
      <text:p text:style-name="P29">desciende a mí, hasta mi pecho ven.</text:p>
      <text:p text:style-name="P29"/>
      <text:p text:style-name="P29"><text:span text:style-name="T14">4. </text:span>Pequé Señor, ingrato te he vendido;</text:p>
      <text:p text:style-name="P29">infiel te fui, confieso mi maldad;</text:p>
      <text:p text:style-name="P29">contrito ya, perdón, Señor, te pido,</text:p>
      <text:p text:style-name="P29">eres mi Dios, apelo a tu bondad.</text:p>
      <text:p text:style-name="P29"/>
      <text:p text:style-name="P29"><text:span text:style-name="T14">5.</text:span> Espero en Ti, piadoso Jesús mío;</text:p>
      <text:p text:style-name="P29">oigo tu voz que dice “ven a mí”,</text:p>
      <text:p text:style-name="P29">porque eres fiel, por eso en Ti confío;</text:p>
      <text:p text:style-name="P29">todo, Señor, espérolo de Ti.</text:p>
      <text:p text:style-name="P29"/>
      <text:p text:style-name="P30"><text:span text:style-name="T13">6.</text:span> ¡Oh, buen Jesús, pastor fino y amante!</text:p>
      <text:p text:style-name="P30"><text:span text:style-name="T13">M</text:span>i corazón se abraza en santo ardor,</text:p>
      <text:p text:style-name="P30">si te olvidé, te juro que constante</text:p>
      <text:p text:style-name="P30">he de vivir tan sólo de tu amor.</text:p>
      <text:p text:style-name="P28"/>
      <text:p text:style-name="P28"/>
      <text:p text:style-name="P31"><text:soft-page-break/>O heros <text:span text:style-name="T15">invincibilis</text:span></text:p>
      <text:p text:style-name="P4"/>
      <text:p text:style-name="P32"><text:span text:style-name="T16">1. </text:span>O Heros invincibilis, Dux Michael,</text:p>
      <text:p text:style-name="P32"><text:span text:style-name="T16">a</text:span>desto nostri proeliis.</text:p>
      <text:p text:style-name="P32"/>
      <text:p text:style-name="P33">CORO:</text:p>
      <text:p text:style-name="P32">Ora pro nobis, pugna pro nobis, Dux Michael. </text:p>
      <text:p text:style-name="P32"/>
      <text:p text:style-name="P32"><text:span text:style-name="T16">2. </text:span>Noster dux militiae, Dux Michael,</text:p>
      <text:p text:style-name="P32">Defensor es Ecclesiae.<text:tab/><text:span text:style-name="T16">CORO.</text:span></text:p>
      <text:p text:style-name="P32"/>
      <text:p text:style-name="P32"><text:span text:style-name="T16">3. </text:span>Per te, o heros belliger, Dux Michael,</text:p>
      <text:p text:style-name="P32">Prostratus jacet Lucifer.<text:tab/><text:span text:style-name="T16">CORO</text:span></text:p>
      <text:p text:style-name="P32"/>
      <text:p text:style-name="P32"><text:span text:style-name="T16">4. </text:span>Ejectis procul hostibus, Dux Michael,</text:p>
      <text:p text:style-name="P32">Fer opem desperantibus.<text:tab/><text:span text:style-name="T16">CORO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kinson Hyperlegible" svg:font-family="'Atkinson Hyperlegible'" style:font-pitch="variable"/>
    <style:font-face style:name="Barlow" svg:font-family="Barlow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13:16:58.874525961</meta:creation-date>
    <dc:date>2025-01-13T11:55:30.393806865</dc:date>
    <meta:editing-duration>PT1H19M55S</meta:editing-duration>
    <meta:editing-cycles>26</meta:editing-cycles>
    <meta:generator>LibreOffice/24.8.4.2$Linux_X86_64 LibreOffice_project/480$Build-2</meta:generator>
    <meta:print-date>2025-01-13T11:55:29.228047415</meta:print-date>
    <meta:printed-by>Archivos PDF</meta:printed-by>
    <meta:document-statistic meta:table-count="0" meta:image-count="0" meta:object-count="0" meta:page-count="5" meta:paragraph-count="122" meta:word-count="692" meta:character-count="4002" meta:non-whitespace-character-count="3431"/>
  </office:meta>
</office:document-meta>
</file>